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719ea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bcc0c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bcc0c" fo:background-color="transparen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719ea" fo:background-color="transparent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bcc0c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bcc0c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bf012" fo:background-color="transparent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dacdc" officeooo:paragraph-rsid="001dacdc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dacdc" officeooo:paragraph-rsid="001dacdc" fo:background-color="transparent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fdd92" officeooo:paragraph-rsid="001fdd92" fo:background-color="transparen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fdd92" officeooo:paragraph-rsid="001fdd92" fo:background-color="transparent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41447" officeooo:paragraph-rsid="00241447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41447" officeooo:paragraph-rsid="00241447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7ec1c" officeooo:paragraph-rsid="001bcc0c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7ec1c" officeooo:paragraph-rsid="001bcc0c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7ec1c" officeooo:paragraph-rsid="001bcc0c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bcc0c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bcc0c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bcc0c" officeooo:paragraph-rsid="001bcc0c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dacdc" officeooo:paragraph-rsid="001dacdc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dacdc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dacdc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fdd92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249b80" officeooo:paragraph-rsid="00249b80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719e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paragraph-rsid="001bcc0c"/>
    </style:style>
    <style:style style:name="P27" style:family="paragraph" style:parent-style-name="Standard">
      <style:paragraph-properties fo:text-align="justify" style:justify-single-word="false"/>
      <style:text-properties officeooo:paragraph-rsid="001dacdc"/>
    </style:style>
    <style:style style:name="P28" style:family="paragraph" style:parent-style-name="Standard">
      <style:paragraph-properties fo:text-align="justify" style:justify-single-word="false"/>
      <style:text-properties officeooo:paragraph-rsid="001f532f"/>
    </style:style>
    <style:style style:name="P29" style:family="paragraph" style:parent-style-name="Standard">
      <style:paragraph-properties fo:text-align="justify" style:justify-single-word="false"/>
      <style:text-properties officeooo:paragraph-rsid="001fdd92"/>
    </style:style>
    <style:style style:name="P30" style:family="paragraph" style:parent-style-name="Standard">
      <style:paragraph-properties fo:text-align="justify" style:justify-single-word="false"/>
      <style:text-properties officeooo:paragraph-rsid="00219a59"/>
    </style:style>
    <style:style style:name="P31" style:family="paragraph" style:parent-style-name="Standard">
      <style:paragraph-properties fo:text-align="justify" style:justify-single-word="false"/>
      <style:text-properties officeooo:paragraph-rsid="0021e751"/>
    </style:style>
    <style:style style:name="P32" style:family="paragraph" style:parent-style-name="Standard">
      <style:paragraph-properties fo:text-align="justify" style:justify-single-word="false"/>
      <style:text-properties officeooo:paragraph-rsid="00241447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1bcc0c"/>
    </style:style>
    <style:style style:name="T1" style:family="text">
      <style:text-properties officeooo:rsid="00099021"/>
    </style:style>
    <style:style style:name="T2" style:family="text">
      <style:text-properties officeooo:rsid="001719ea"/>
    </style:style>
    <style:style style:name="T3" style:family="text">
      <style:text-properties officeooo:rsid="0017ec1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c4c2" style:font-weight-asian="bold" style:font-weight-complex="bold"/>
    </style:style>
    <style:style style:name="T6" style:family="text">
      <style:text-properties fo:font-weight="bold" officeooo:rsid="001a7d19" style:font-weight-asian="bold" style:font-weight-complex="bold"/>
    </style:style>
    <style:style style:name="T7" style:family="text">
      <style:text-properties fo:font-weight="bold" officeooo:rsid="0017ec1c" style:font-weight-asian="bold" style:font-weight-complex="bold"/>
    </style:style>
    <style:style style:name="T8" style:family="text">
      <style:text-properties fo:font-weight="bold" officeooo:rsid="001bf012" style:font-weight-asian="bold" style:font-weight-complex="bold"/>
    </style:style>
    <style:style style:name="T9" style:family="text">
      <style:text-properties fo:font-weight="bold" officeooo:rsid="00249b80" style:font-weight-asian="bold" style:font-weight-complex="bold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19c4c2" style:font-weight-asian="normal" style:font-weight-complex="normal"/>
    </style:style>
    <style:style style:name="T13" style:family="text">
      <style:text-properties officeooo:rsid="001a7d19" style:font-weight-asian="normal" style:font-weight-complex="normal"/>
    </style:style>
    <style:style style:name="T14" style:family="text">
      <style:text-properties officeooo:rsid="0017ec1c" style:font-weight-asian="normal" style:font-weight-complex="normal"/>
    </style:style>
    <style:style style:name="T15" style:family="text">
      <style:text-properties officeooo:rsid="001bf012" style:font-weight-asian="normal" style:font-weight-complex="normal"/>
    </style:style>
    <style:style style:name="T16" style:family="text">
      <style:text-properties officeooo:rsid="00249b80" style:font-weight-asian="normal" style:font-weight-complex="normal"/>
    </style:style>
    <style:style style:name="T17" style:family="text">
      <style:text-properties officeooo:rsid="0024e02c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bold" officeooo:rsid="0017ec1c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fo:font-weight="bold" officeooo:rsid="001bcc0c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fo:font-weight="bold" officeooo:rsid="001dacdc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bold" officeooo:rsid="001f532f" fo:background-color="transparent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normal" fo:font-weight="bold" officeooo:rsid="001fdd92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font-name="ARial" fo:font-size="12pt" fo:letter-spacing="normal" fo:font-style="normal" fo:font-weight="bold" officeooo:rsid="0021e751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font-name="ARial" fo:font-size="12pt" fo:letter-spacing="normal" fo:font-style="normal" fo:font-weight="bold" officeooo:rsid="00249b80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fo:font-weight="bold" officeooo:rsid="0024e02c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bcc0c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ARial" fo:font-size="12pt" fo:letter-spacing="normal" fo:font-style="normal" fo:font-weight="normal" officeooo:rsid="001dacdc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532f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dd92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ARial" fo:font-size="12pt" fo:letter-spacing="normal" fo:font-style="normal" fo:font-weight="normal" officeooo:rsid="00219a59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font-name="ARial" fo:font-size="12pt" fo:letter-spacing="normal" fo:font-style="normal" fo:font-weight="normal" officeooo:rsid="0021e751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ARial" fo:font-size="12pt" fo:letter-spacing="normal" fo:font-style="normal" fo:font-weight="normal" officeooo:rsid="00241447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font-name="ARial" fo:font-size="12pt" fo:letter-spacing="normal" fo:font-style="normal" fo:font-weight="normal" officeooo:rsid="00249b80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style:font-name="ARial" fo:font-size="12pt" fo:letter-spacing="normal" fo:font-style="normal" fo:font-weight="normal" officeooo:rsid="0024e02c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officeooo:rsid="00219a59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<text:span text:style-name="T1">Web 2</text:span></text:p>
      <text:p text:style-name="P25">Etapa <text:span text:style-name="T2">5</text:span>: <text:span text:style-name="T2">Validação</text:span></text:p>
      <text:p text:style-name="P4"/>
      <text:p text:style-name="P4"/>
      <text:list text:style-name="L1">
        <text:list-item>
          <text:p text:style-name="P5">Criando a classe Form</text:p>
          <text:p text:style-name="P5"/>
          <text:p text:style-name="P5"><text:span text:style-name="T3">Com a classe “</text:span><text:span text:style-name="T7">Formulario</text:span><text:span text:style-name="T14">” criada, vamos adicionar um arquivo ao projeto chamado </text:span><text:span text:style-name="T7">forms.py</text:span><text:span text:style-name="T14">, onde iremos definir um formulário utilizando o sistema de formulários do Django.</text:span></text:p>
          <text:p text:style-name="P2"><text:span text:style-name="T11"/></text:p>
        </text:list-item>
      </text:list>
      <text:p text:style-name="P3"><text:span text:style-name="T11"><text:tab/>O código seguinte implementa uma classe </text:span><text:span text:style-name="T4">Form</text:span><text:span text:style-name="T11">, que é subclasse de <text:tab/></text:span><text:span text:style-name="T4">forms.ModelForm</text:span><text:span text:style-name="T11">. Isso significa que </text:span><text:span text:style-name="T4">Form</text:span><text:span text:style-name="T11"> é um formulário baseado em um <text:tab/>modelo (ModelForm). </text:span></text:p>
      <text:p text:style-name="P3"><text:span text:style-name="T11"/></text:p>
      <text:p text:style-name="P3"><text:span text:style-name="T11"><text:tab/></text:span><text:span text:style-name="T13">A classe </text:span><text:span text:style-name="T6">Meta</text:span><text:span text:style-name="T13"> é utilizada para fornecer metadados associados ao formulário.</text:span></text:p>
      <text:p text:style-name="P3"><text:span text:style-name="T11"><text:tab/>O modelo utilizado é </text:span><text:span text:style-name="T13">definido</text:span><text:span text:style-name="T11"> </text:span><text:span text:style-name="T12">no atributo</text:span><text:span text:style-name="T11"> </text:span><text:span text:style-name="T4">model</text:span><text:span text:style-name="T11">. </text:span></text:p>
      <text:p text:style-name="P3"><text:span text:style-name="T11"><text:tab/>O atributo </text:span><text:span text:style-name="T4">fields </text:span><text:span text:style-name="T5">i</text:span><text:span text:style-name="T11">ndica quais campos do modelo serão incluídos no <text:tab/>formulário. </text:span></text:p>
      <text:p text:style-name="P3"><text:span text:style-name="T10"><text:tab/></text:span><text:span text:style-name="T4">'__all__' </text:span><text:span text:style-name="T11">significa que todos os campos do modelo serão incluídos no formulário.</text:span></text:p>
      <text:p text:style-name="P3"><text:span text:style-name="T11"/></text:p>
      <text:p text:style-name="P14"><text:tab/>from django import forms</text:p>
      <text:p text:style-name="P15"><text:tab/>from django.core.exceptions import ValidationError</text:p>
      <text:p text:style-name="P15"><text:tab/>from .models import Formulario</text:p>
      <text:p text:style-name="P16"><text:tab/></text:p>
      <text:p text:style-name="P15"><text:tab/>class Form(forms.ModelForm):</text:p>
      <text:p text:style-name="P33"><text:span text:style-name="T18"><text:tab/><text:tab/>class Meta:</text:span></text:p>
      <text:p text:style-name="P15"><text:tab/><text:tab/><text:tab/>model = Formulario</text:p>
      <text:p text:style-name="P15"><text:tab/><text:tab/><text:tab/>fields = '__all__'</text:p>
      <text:p text:style-name="P3"/>
      <text:list text:continue-numbering="true" text:style-name="L1">
        <text:list-header>
          <text:p text:style-name="P5"/>
        </text:list-header>
        <text:list-item>
          <text:p text:style-name="P5"><text:span text:style-name="T11">Validação simples</text:span></text:p>
        </text:list-item>
      </text:list>
      <text:p text:style-name="P6"><text:span text:style-name="T11"/></text:p>
      <text:p text:style-name="P6"><text:span text:style-name="T11"><text:tab/>Em </text:span><text:span text:style-name="T4">models.py</text:span><text:span text:style-name="T11">, podemos adicionar parâmetros do tipo </text:span><text:span text:style-name="T4">validators </text:span><text:span text:style-name="T11">à <text:tab/>inicialização dos atributos </text:span><text:span text:style-name="T4">texto </text:span><text:span text:style-name="T11">e </text:span><text:span text:style-name="T4">inteiro</text:span><text:span text:style-name="T11">. Dessa maneira, estamos definido que o <text:tab/>comprimento mínimo do texto seja de 2 caracteres com </text:span><text:span text:style-name="T4">MinLengthValidator </text:span><text:span text:style-name="T11">e, no <text:tab/>máximo, 255 caracteres com o </text:span><text:span text:style-name="T4">MaxLengthValidator</text:span><text:span text:style-name="T11">. </text:span></text:p>
      <text:p text:style-name="P6"><text:span text:style-name="T11"/></text:p>
      <text:p text:style-name="P7"><text:span text:style-name="T11"><text:tab/></text:span><text:span text:style-name="T15">De forma semelhante, podemos definir o intervalo de valores permitidos para o <text:tab/>atributo </text:span><text:span text:style-name="T8">inteiro</text:span><text:span text:style-name="T15">. Isso é feito utilizando </text:span><text:span text:style-name="T4">MinValueValidator </text:span><text:span text:style-name="T15">para estabelecer o valor <text:tab/>mínimo e </text:span><text:span text:style-name="T4">M</text:span><text:span text:style-name="T8">ax</text:span><text:span text:style-name="T4">ValueValidator</text:span><text:span text:style-name="T11"> </text:span><text:span text:style-name="T15">para o valor máximo.</text:span></text:p>
      <text:p text:style-name="P6"><text:span text:style-name="T11"><text:tab/></text:span></text:p>
      <text:p text:style-name="P26"><text:span text:style-name="T26"><text:tab/></text:span><text:span text:style-name="T19">from django.db import models</text:span></text:p>
      <text:p text:style-name="P17"><text:tab/>from django.core.validators import MinLengthValidator</text:p>
      <text:p text:style-name="P17"><text:tab/>from django.core.validators import MaxLengthValidator</text:p>
      <text:p text:style-name="P17"><text:tab/>from django.core.validators import MinValueValidator</text:p>
      <text:p text:style-name="P17"><text:tab/>from django.core.validators import MaxValueValidator</text:p>
      <text:p text:style-name="P18"/>
      <text:p text:style-name="P17"><text:tab/>class Formulario(models.Model):</text:p>
      <text:p text:style-name="P17"><text:tab/><text:tab/>id = models.AutoField(primary_key=True)</text:p>
      <text:p text:style-name="P17"/>
      <text:p text:style-name="P17"><text:tab/><text:tab/>texto = models.CharField(</text:p>
      <text:p text:style-name="P17"><text:tab/><text:tab/><text:tab/>max_length = 255, </text:p>
      <text:p text:style-name="P17"><text:soft-page-break/><text:tab/><text:tab/><text:tab/>validators=[ </text:p>
      <text:p text:style-name="P17"><text:tab/><text:tab/><text:tab/><text:tab/>MinLengthValidator(2, "Texto deve ter pelo menos 2 <text:tab/><text:tab/><text:tab/><text:tab/><text:tab/>caracteres."),</text:p>
      <text:p text:style-name="P17"><text:tab/><text:tab/><text:tab/><text:tab/>MaxLengthValidator(255, "Texto deve ter no máximo 255 <text:tab/><text:tab/><text:tab/><text:tab/>caracteres.")</text:p>
      <text:p text:style-name="P19"><text:tab/><text:tab/><text:tab/>]</text:p>
      <text:p text:style-name="P19"><text:tab/><text:tab/>)</text:p>
      <text:p text:style-name="P17"><text:tab/><text:tab/>inteiro = models.IntegerField(</text:p>
      <text:p text:style-name="P17"><text:tab/><text:tab/><text:tab/>validators=[ </text:p>
      <text:p text:style-name="P17"><text:tab/><text:tab/><text:tab/><text:tab/>MinValueValidator(1, "Valor deve ser maior que 0."),</text:p>
      <text:p text:style-name="P17"><text:tab/><text:tab/><text:tab/><text:tab/>MaxValueValidator(1000, "Valor deve ser menor que 1000.")</text:p>
      <text:p text:style-name="P17"><text:tab/><text:tab/><text:tab/>]</text:p>
      <text:p text:style-name="P17"><text:tab/><text:tab/>)</text:p>
      <text:p text:style-name="P17"><text:tab/><text:tab/>booleano = models.BooleanField()</text:p>
      <text:p text:style-name="P17"><text:tab/><text:tab/>opcaoSelect = models.CharField(max_length=100)</text:p>
      <text:p text:style-name="P17"><text:tab/><text:tab/>opcaoRadio = models.CharField(max_length=100)</text:p>
      <text:p text:style-name="P6"><text:span text:style-name="T11"/></text:p>
      <text:p text:style-name="P6"><text:span text:style-name="T11"/></text:p>
      <text:p text:style-name="P6"><text:span text:style-name="T11"/></text:p>
      <text:list text:continue-numbering="true" text:style-name="L1">
        <text:list-item>
          <text:p text:style-name="P8"><text:span text:style-name="T11">Validação personalizada</text:span></text:p>
        </text:list-item>
      </text:list>
      <text:p text:style-name="P9"><text:span text:style-name="T11"><text:tab/></text:span></text:p>
      <text:p text:style-name="P27"><text:span text:style-name="T27"><text:tab/>Na classe </text:span><text:span text:style-name="T20">Form</text:span><text:span text:style-name="T27"> criada acima, podemos definir validações personalizadas para os <text:tab/>atributos do<text:tab/>formulário. Os métodos seguintes seguem a convenção de <text:tab/>nomeclatura do Django para métodos de validação de campos específicos. Quando <text:tab/>o formulário é enviado, o Django automaticamente chama os métodos <text:tab/></text:span><text:span text:style-name="Source_20_Text"><text:span text:style-name="T27">clean_&lt;nome_do_campo&gt;</text:span></text:span><text:span text:style-name="T27"> para validar e limpar os dados associados a cada <text:tab/>campo do formulário.</text:span></text:p>
      <text:p text:style-name="P27"><text:span text:style-name="T27"/></text:p>
      <text:p text:style-name="P28"><text:span text:style-name="T27"><text:tab/>O método </text:span><text:span text:style-name="T20">clean_booleano </text:span><text:span text:style-name="T27">verifica se o checkbox </text:span><text:span text:style-name="T20">booleano</text:span><text:span text:style-name="T27"> foi marcado. </text:span><text:span text:style-name="T28">Já o <text:tab/>segundo método verifica se alguma opção no select foi selecionada.</text:span></text:p>
      <text:p text:style-name="P28"><text:span text:style-name="T28"/></text:p>
      <text:p text:style-name="P28"><text:span text:style-name="T27"><text:s/><text:tab/></text:span><text:span text:style-name="T20">self.cleaned_data.get(“</text:span><text:span text:style-name="Source_20_Text"><text:span text:style-name="T20">&lt;nome_do_campo&gt;</text:span></text:span><text:span text:style-name="T20">”) </text:span><text:span text:style-name="T27">é</text:span><text:span text:style-name="T20"> </text:span><text:span text:style-name="T27">a forma de obter o valor inserido <text:tab/>em um campo específico do formulário.</text:span></text:p>
      <text:p text:style-name="P28"><text:span text:style-name="T27"><text:tab/></text:span></text:p>
      <text:p text:style-name="P28"><text:span text:style-name="T27"><text:tab/></text:span><text:span text:style-name="T20">raise ValidationError('&lt;</text:span><text:span text:style-name="T21">mensagem de erro</text:span><text:span text:style-name="T20">&gt;') </text:span><text:span text:style-name="T28">levanta uma exceção com a <text:tab/>mensagem de erro definida.</text:span></text:p>
      <text:p text:style-name="P28"><text:span text:style-name="T28"/></text:p>
      <text:p text:style-name="P28"><text:span text:style-name="T28"><text:tab/>Se o valor inserido passar na validação, o método retorna o valor do campo.</text:span></text:p>
      <text:p text:style-name="P27"><text:span text:style-name="T27"><text:tab/></text:span></text:p>
      <text:p text:style-name="P9"><text:span text:style-name="T11"/></text:p>
      <text:p text:style-name="P20"><text:tab/>def clean_booleano(self): </text:p>
      <text:p text:style-name="P21"><text:tab/><text:tab/>booleano = self.cleaned_data.get("booleano")</text:p>
      <text:p text:style-name="P22"><text:tab/></text:p>
      <text:p text:style-name="P21"><text:tab/><text:tab/>if booleano == False:</text:p>
      <text:p text:style-name="P21"><text:tab/><text:tab/><text:tab/>raise ValidationError('Checkbox deve ser marcado.')</text:p>
      <text:p text:style-name="P21"><text:tab/><text:tab/>return booleano</text:p>
      <text:p text:style-name="P21"/>
      <text:p text:style-name="P21"/>
      <text:p text:style-name="P21"><text:tab/>def clean_opcaoSelect(self):</text:p>
      <text:p text:style-name="P21"><text:tab/><text:tab/>opcaoSelect = self.cleaned_data.get("opcaoSelect")</text:p>
      <text:p text:style-name="P22"><text:tab/></text:p>
      <text:p text:style-name="P21"><text:tab/><text:tab/>if opcaoSelect == 'empty':</text:p>
      <text:p text:style-name="P21"><text:soft-page-break/><text:tab/><text:tab/><text:tab/>raise ValidationError('Selecione uma opção.')</text:p>
      <text:p text:style-name="P22"><text:tab/></text:p>
      <text:p text:style-name="P21"><text:tab/><text:tab/>return opcaoSelect</text:p>
      <text:p text:style-name="P9"><text:span text:style-name="T11"/></text:p>
      <text:p text:style-name="P9"><text:span text:style-name="T11"/></text:p>
      <text:p text:style-name="P9"><text:span text:style-name="T11"/></text:p>
      <text:list text:continue-numbering="true" text:style-name="L1">
        <text:list-item>
          <text:p text:style-name="P10"><text:span text:style-name="T11">Exibindo mensagens de erro</text:span></text:p>
        </text:list-item>
      </text:list>
      <text:p text:style-name="P11"><text:span text:style-name="T11"><text:tab/></text:span></text:p>
      <text:p text:style-name="P11"><text:span text:style-name="T11"><text:tab/>Em </text:span><text:span text:style-name="T4">views.py</text:span><text:span text:style-name="T11">, devemos verificar se todos os valores inseridos pelo usuário estão <text:tab/>em conformidade com as condições impostas acima. Modifique a view <text:tab/></text:span><text:span text:style-name="T4">salvarFormulario </text:span><text:span text:style-name="T11">como mostrado a seguir.</text:span></text:p>
      <text:p text:style-name="P11"><text:span text:style-name="T11"/></text:p>
      <text:p text:style-name="P30"><text:span text:style-name="T29"><text:tab/>“</text:span><text:span text:style-name="T22">.is_valid()” </text:span><text:span text:style-name="T29">é usado para verificar se os dados submetidos </text:span><text:span text:style-name="T30">no formulário </text:span><text:span text:style-name="T29">são <text:tab/>válidos de acordo com as regras de validação definidas no formulário e em seus <text:tab/>campos.<text:tab/></text:span></text:p>
      <text:p text:style-name="P30"><text:span text:style-name="T29"/></text:p>
      <text:p text:style-name="P31"><text:span text:style-name="T29"><text:tab/></text:span><text:span text:style-name="T31">O bloco de código </text:span><text:span text:style-name="T22">“for field, errors in novo_valor.errors.items():” </text:span><text:span text:style-name="T31">percorre todos <text:tab/>os campos do formulário (novo_valor) que possuem erros de validação. As <text:tab/>mensagens de erro associadas a cada um desses campos são adicionadas em <text:tab/></text:span><text:span text:style-name="T23">messages</text:span><text:span text:style-name="T31">, que serão retornadas à página </text:span><text:span text:style-name="T23">home.html</text:span><text:span text:style-name="T31"> e exibidas ao usuário. </text:span></text:p>
      <text:p text:style-name="P11"><text:span text:style-name="T11"/></text:p>
      <text:p text:style-name="P29"><text:span text:style-name="T29"><text:tab/></text:span><text:span text:style-name="T22">def salvarFormularios(request):</text:span></text:p>
      <text:p text:style-name="P23"><text:tab/><text:tab/>if request.method == 'POST': </text:p>
      <text:p text:style-name="P23"><text:tab/><text:tab/><text:tab/>try:</text:p>
      <text:p text:style-name="P23"><text:tab/><text:tab/><text:tab/><text:tab/>novo_valor = Form(request.POST) </text:p>
      <text:p text:style-name="P23"><text:tab/><text:tab/><text:tab/><text:tab/>if novo_valor.is_valid(): </text:p>
      <text:p text:style-name="P23"><text:tab/><text:tab/><text:tab/><text:tab/><text:tab/>novo_valor.texto = request.POST.get('texto')</text:p>
      <text:p text:style-name="P23"/>
      <text:p text:style-name="P23"><text:tab/><text:tab/><text:tab/><text:tab/><text:tab/>novo_valor.inteiro = int(request.POST.get('inteiro'))</text:p>
      <text:p text:style-name="P23"/>
      <text:p text:style-name="P23"><text:tab/><text:tab/><text:tab/><text:tab/><text:tab/>novo_valor.booleano = <text:tab/><text:tab/><text:tab/><text:tab/><text:tab/><text:tab/><text:tab/><text:tab/><text:tab/><text:tab/>bool(request.POST.get('booleano'))</text:p>
      <text:p text:style-name="P23"/>
      <text:p text:style-name="P23"><text:tab/><text:tab/><text:tab/><text:tab/><text:tab/>novo_valor.opcaoSelect = <text:tab/><text:tab/><text:tab/><text:tab/><text:tab/><text:tab/><text:tab/><text:tab/><text:tab/>request.POST.get('opcaoSelect')</text:p>
      <text:p text:style-name="P23"/>
      <text:p text:style-name="P23"><text:tab/><text:tab/><text:tab/><text:tab/><text:tab/>novo_valor.opcaoRadio = <text:tab/><text:tab/><text:tab/><text:tab/><text:tab/><text:tab/><text:tab/><text:tab/><text:tab/>request.POST.get('opcaoRadio') </text:p>
      <text:p text:style-name="P23"/>
      <text:p text:style-name="P23"><text:tab/><text:tab/><text:tab/><text:tab/><text:tab/>novo_valor.save()</text:p>
      <text:p text:style-name="P23"/>
      <text:p text:style-name="P23"><text:tab/><text:tab/><text:tab/><text:tab/><text:tab/>messages.success(request, 'Formulário salvo com <text:tab/><text:tab/><text:tab/><text:tab/><text:tab/>sucesso!')</text:p>
      <text:p text:style-name="P23"><text:tab/><text:tab/><text:tab/><text:tab/>else:</text:p>
      <text:p text:style-name="P23"><text:tab/><text:tab/><text:tab/><text:tab/><text:tab/>for field, errors in novo_valor.errors.items():</text:p>
      <text:p text:style-name="P23"><text:tab/><text:tab/><text:tab/><text:tab/><text:tab/><text:tab/>for error in errors: </text:p>
      <text:p text:style-name="P23"><text:tab/><text:tab/><text:tab/><text:tab/><text:tab/><text:tab/><text:tab/>messages.error(request, f'Erro no <text:tab/><text:tab/><text:tab/><text:tab/><text:tab/><text:tab/><text:tab/><text:tab/>campo {field}: - {error}')</text:p>
      <text:p text:style-name="P29"><text:span text:style-name="T29"><text:tab/><text:tab/><text:tab/></text:span><text:span text:style-name="T22">except Exception as e:</text:span></text:p>
      <text:p text:style-name="P23"><text:tab/><text:tab/><text:tab/><text:tab/>messages.error(request, f'Erro ao salvar formulário: {e}')</text:p>
      <text:p text:style-name="P23"><text:tab/><text:tab/><text:tab/><text:tab/>return redirect('home') </text:p>
      <text:p text:style-name="P23"><text:tab/><text:tab/><text:span text:style-name="T35">e</text:span>lse:</text:p>
      <text:p text:style-name="P23"><text:soft-page-break/><text:tab/><text:tab/><text:tab/>return redirect('home')</text:p>
      <text:p text:style-name="P11"><text:span text:style-name="T11"/></text:p>
      <text:p text:style-name="P11"><text:span text:style-name="T11"/></text:p>
      <text:p text:style-name="P11"><text:span text:style-name="T11"/></text:p>
      <text:list text:continue-numbering="true" text:style-name="L1">
        <text:list-item>
          <text:p text:style-name="P12"><text:span text:style-name="T11">Considerações finais</text:span></text:p>
        </text:list-item>
      </text:list>
      <text:p text:style-name="P13"><text:span text:style-name="T11"/></text:p>
      <text:p text:style-name="P32"><text:span text:style-name="T32"><text:tab/>Alguns campos de input possuem </text:span><text:span text:style-name="T33">a validação de obrigatoriedade por padrão em <text:tab/>Django. </text:span><text:span text:style-name="T34">Quando esses campos não são preenchidos</text:span><text:span text:style-name="T33">, o Django retorna uma <text:tab/>mensagem de erro </text:span><text:span text:style-name="T34">predefinida,</text:span><text:span text:style-name="T33"> indicando que es</text:span><text:span text:style-name="T34">s</text:span><text:span text:style-name="T33">es campo</text:span><text:span text:style-name="T34">s </text:span><text:span text:style-name="T33">não podem </text:span><text:span text:style-name="T34">ficar</text:span><text:span text:style-name="T33"> <text:tab/>vazios. Essas mensagens de erro são normalmente em inglês por padrão. Para <text:tab/>traduzir essas mensagens para o idioma local, pode-se adicionar o seguinte <text:tab/>comando à seção de </text:span><text:span text:style-name="T24">MIDDLEWARE</text:span><text:span text:style-name="T33"> no arquivo </text:span><text:span text:style-name="T25">settings.py</text:span><text:span text:style-name="T34">:</text:span></text:p>
      <text:p text:style-name="P24"><text:tab/></text:p>
      <text:p text:style-name="P24"><text:tab/>"django.middleware.locale.LocaleMiddleware"</text:p>
      <text:p text:style-name="P13"><text:span text:style-name="T16"/></text:p>
      <text:list text:continue-numbering="true" text:style-name="L1">
        <text:list-header>
          <text:p text:style-name="P8"><text:span text:style-name="T1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1:52:54.449093516</meta:creation-date>
    <dc:date>2024-04-02T23:33:09.608111459</dc:date>
    <meta:editing-duration>PT1H20M16S</meta:editing-duration>
    <meta:editing-cycles>15</meta:editing-cycles>
    <meta:generator>LibreOffice/7.6.6.3$Linux_X86_64 LibreOffice_project/60$Build-3</meta:generator>
    <meta:document-statistic meta:table-count="0" meta:image-count="0" meta:object-count="0" meta:page-count="4" meta:paragraph-count="96" meta:word-count="667" meta:character-count="5450" meta:non-whitespace-character-count="4580"/>
  </office:meta>
</office:document-meta>
</file>